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64cm" fo:min-width="2.4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65cm" fo:min-width="4.6cm"/>
    </style:style>
    <style:style style:name="gr4" style:family="graphic" style:parent-style-name="standard">
      <style:graphic-properties draw:textarea-horizontal-align="justify" draw:textarea-vertical-align="middle" draw:auto-grow-height="false" fo:min-height="1.378cm" fo:min-width="2.894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4.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388cm" fo:min-width="0.632cm"/>
    </style:style>
    <style:style style:name="gr10" style:family="graphic" style:parent-style-name="standard">
      <style:graphic-properties draw:textarea-horizontal-align="justify" draw:textarea-vertical-align="middle" draw:auto-grow-height="false" fo:min-height="0.388cm" fo:min-width="0.7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4.1cm" svg:height="2cm" svg:x="8.5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9cm" svg:height="1.9cm" svg:x="8.2cm" svg:y="4.8cm">
          <text:p text:style-name="P1">Pobierz a,</text:p>
          <text:p text:style-name="P1">b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1cm" svg:height="1.9cm" svg:x="8.1cm" svg:y="8.6cm">
          <text:p text:style-name="P1">Ilosc powtorzen</text:p>
          <text:p text:style-name="P1">pętli &lt; a + 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3cm" svg:x="8.5cm" svg:y="20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3cm" svg:height="2.2cm" svg:x="8.1cm" svg:y="12cm">
          <text:p text:style-name="P1">b = x^2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5.3cm" svg:height="2.3cm" svg:x="8.2cm" svg:y="16.1cm">
          <text:p text:style-name="P1">Drukuj b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6cm" svg:y1="3.7cm" svg:x2="10.6cm" svg:y2="4.9cm">
          <text:p/>
        </draw:line>
        <draw:line draw:style-name="gr7" draw:text-style-name="P2" draw:layer="layout" svg:x1="10.7cm" svg:y1="6.9cm" svg:x2="10.7cm" svg:y2="8.4cm">
          <text:p/>
        </draw:line>
        <draw:line draw:style-name="gr7" draw:text-style-name="P2" xml:id="id1" draw:id="id1" draw:layer="layout" svg:x1="5.7cm" svg:y1="22.2cm" svg:x2="8.4cm" svg:y2="22.2cm">
          <text:p/>
        </draw:line>
        <draw:line draw:style-name="gr7" draw:text-style-name="P2" xml:id="id4" draw:id="id4" draw:layer="layout" svg:x1="14.6cm" svg:y1="7.9cm" svg:x2="11.1cm" svg:y2="8cm">
          <text:p/>
        </draw:line>
        <draw:line draw:style-name="gr7" draw:text-style-name="P2" draw:layer="layout" svg:x1="10.5cm" svg:y1="10.8cm" svg:x2="10.5cm" svg:y2="12.1cm">
          <text:p/>
        </draw:line>
        <draw:line draw:style-name="gr7" draw:text-style-name="P2" draw:layer="layout" svg:x1="10.7cm" svg:y1="14.2cm" svg:x2="10.7cm" svg:y2="16.1cm">
          <text:p/>
        </draw:line>
        <draw:connector draw:style-name="gr8" draw:text-style-name="P1" draw:layer="layout" svg:x1="5.7cm" svg:y1="22.2cm" svg:x2="8.1cm" svg:y2="9.55cm" draw:start-shape="id1" draw:start-glue-point="3" draw:end-shape="id2" draw:end-glue-point="3" svg:d="M5700 22200v-12650h2400" svg:viewBox="0 0 2401 12651">
          <text:p/>
        </draw:connector>
        <draw:connector draw:style-name="gr8" draw:text-style-name="P1" draw:layer="layout" svg:x1="13.5cm" svg:y1="17.25cm" svg:x2="14.6cm" svg:y2="7.95cm" draw:start-shape="id3" draw:start-glue-point="1" draw:end-shape="id4" draw:end-glue-point="1" svg:d="M13500 17250h1601v-9300h-501" svg:viewBox="0 0 1602 9301">
          <text:p/>
        </draw:connector>
        <draw:custom-shape draw:style-name="gr9" draw:text-style-name="P1" draw:layer="layout" svg:width="1.6cm" svg:height="0.9cm" svg:x="10.9cm" svg:y="10.9cm">
          <text:p text:style-name="P1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7cm" svg:height="0.9cm" svg:x="3.6cm" svg:y="14.6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14:30.132472549</meta:creation-date>
    <dc:date>2018-10-02T19:20:56.486369214</dc:date>
    <meta:editing-duration>PT6M26S</meta:editing-duration>
    <meta:editing-cycles>1</meta:editing-cycles>
    <meta:document-statistic meta:object-count="16"/>
    <meta:generator>LibreOffice/6.0.4.2$Linux_X86_64 LibreOffice_project/00m0$Build-2</meta:generator>
  </office:meta>
</office:document-meta>
</file>